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45cm"/>
    </style:style>
    <style:style style:name="gr2" style:family="graphic" style:parent-style-name="Flèche">
      <style:graphic-properties draw:textarea-vertical-align="middle"/>
    </style:style>
    <style:style style:name="gr3" style:family="graphic" style:parent-style-name="Flèche">
      <style:graphic-properties svg:stroke-color="#009933" draw:textarea-vertical-align="middle"/>
    </style:style>
    <style:style style:name="gr4" style:family="graphic" style:parent-style-name="Commentaire">
      <style:graphic-properties draw:textarea-vertical-align="middle" draw:auto-grow-height="false" fo:min-height="0.25cm" fo:min-width="1.9cm"/>
    </style:style>
    <style:style style:name="gr5" style:family="graphic" style:parent-style-name="Commentaire">
      <style:graphic-properties svg:stroke-color="#ff6600" draw:fill-color="#ff6600" draw:textarea-vertical-align="middle" draw:auto-grow-height="false" fo:min-height="0.25cm" fo:min-width="1.9cm"/>
    </style:style>
    <style:style style:name="gr6" style:family="graphic" style:parent-style-name="text">
      <style:graphic-properties draw:textarea-vertical-align="middle" draw:auto-grow-height="false" fo:min-height="0.75cm" fo:min-width="1.9cm"/>
    </style:style>
    <style:style style:name="gr7" style:family="graphic" style:parent-style-name="Commentaire">
      <style:graphic-properties draw:textarea-vertical-align="middle" draw:auto-grow-height="false" fo:min-height="1.15cm" fo:min-width="2.4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65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5.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2" draw:id="id2" draw:layer="layout" svg:width="0.95cm" svg:height="0.5cm" svg:x="5.2cm" svg:y="6cm">
            <text:p text:style-name="P1">t2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0.95cm" svg:height="0.5cm" svg:x="5.2cm" svg:y="4.1cm">
            <text:p text:style-name="P1">t1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675cm" svg:y1="4.6cm" svg:x2="5.675cm" svg:y2="6cm" draw:start-shape="id1" draw:start-glue-point="2" draw:end-shape="id2" draw:end-glue-point="0" svg:d="M5675 4600v1400" svg:viewBox="0 0 1 1401">
            <text:p/>
          </draw:connector>
          <draw:connector draw:style-name="gr2" draw:text-style-name="P1" draw:layer="layout" draw:type="line" svg:x1="8.25cm" svg:y1="6.25cm" svg:x2="6.15cm" svg:y2="6.25cm" draw:start-shape="id3" draw:start-glue-point="3" draw:end-shape="id2" draw:end-glue-point="1" svg:d="M8250 6250h-2100" svg:viewBox="0 0 2101 1">
            <text:p/>
          </draw:connector>
          <draw:custom-shape draw:style-name="gr1" draw:text-style-name="P1" xml:id="id3" draw:id="id3" draw:layer="layout" svg:width="0.95cm" svg:height="0.5cm" svg:x="8.25cm" svg:y="6cm">
            <text:p text:style-name="P1">t2’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9.2cm" svg:y1="4.35cm" svg:x2="9.2cm" svg:y2="6.25cm" draw:start-shape="id4" draw:start-glue-point="1" draw:end-shape="id3" draw:end-glue-point="1" svg:d="M9200 4350c751 0 751 1900 0 1900" svg:viewBox="0 0 564 1901">
            <text:p/>
          </draw:connector>
          <draw:custom-shape draw:style-name="gr4" draw:text-style-name="P1" draw:layer="layout" svg:width="2.4cm" svg:height="0.5cm" svg:x="3.5cm" svg:y="5cm">
            <text:p text:style-name="P1">VARI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2.4cm" svg:height="0.5cm" svg:x="6cm" svg:y="6.2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9.5cm" svg:y="4.9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9.5cm" svg:y="4.9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9.5cm" svg:y="5.3cm">
            <text:p text:style-name="P1">(infered)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4cm" svg:height="1cm" svg:x="6.1cm" svg:y="3.05cm">
            <text:p text:style-name="P3"><text:span text:style-name="T1">PATTER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4" draw:id="id4" draw:layer="layout" svg:width="0.95cm" svg:height="0.5cm" svg:x="8.25cm" svg:y="4.1cm">
            <text:p text:style-name="P1">t1’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8.25cm" svg:y1="4.35cm" svg:x2="6.15cm" svg:y2="4.35cm" draw:start-shape="id4" draw:start-glue-point="3" draw:end-shape="id1" draw:end-glue-point="1" svg:d="M8250 4350h-2100" svg:viewBox="0 0 2101 1">
            <text:p/>
          </draw:connector>
          <draw:custom-shape draw:style-name="gr4" draw:text-style-name="P1" draw:layer="layout" svg:width="2.4cm" svg:height="0.5cm" svg:x="6.1cm" svg:y="3.9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9cm" svg:height="1.4cm" svg:x="5.9cm" svg:y="4.65cm">
            <text:p text:style-name="P1">And if t1’ and t2’ </text:p>
            <text:p text:style-name="P1">share the same </text:p>
            <text:p text:style-name="P1">extension affix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2.4cm" svg:height="1cm" svg:x="6.1cm" svg:y="7.5cm">
            <text:p text:style-name="P3"><text:span text:style-name="T1">EXAMPL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xml:id="id6" draw:id="id6" draw:layer="layout" svg:width="3.15cm" svg:height="0.5cm" svg:x="3.9cm" svg:y="11.5cm">
            <text:p text:style-name="P1">an: horizontal axis</text:p>
            <draw:enhanced-geometry svg:viewBox="0 0 21600 21600" draw:type="rectangle" draw:enhanced-path="M 0 0 L 21600 0 21600 21600 0 21600 0 0 Z N"/>
          </draw:custom-shape>
          <draw:custom-shape draw:style-name="gr8" draw:text-style-name="P1" xml:id="id5" draw:id="id5" draw:layer="layout" svg:width="3.15cm" svg:height="0.5cm" svg:x="3.9cm" svg:y="9.6cm">
            <text:p text:style-name="P1">n: horizontal-axis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475cm" svg:y1="10.1cm" svg:x2="5.475cm" svg:y2="11.5cm" draw:start-shape="id5" draw:start-glue-point="2" draw:end-shape="id6" draw:end-glue-point="0" svg:d="M5475 10100v1400" svg:viewBox="0 0 1 1401">
            <text:p/>
          </draw:connector>
          <draw:connector draw:style-name="gr2" draw:text-style-name="P1" draw:layer="layout" draw:type="line" svg:x1="7.3cm" svg:y1="10.65cm" svg:x2="7.05cm" svg:y2="11.75cm" draw:start-shape="id7" draw:start-glue-point="3" draw:end-shape="id6" draw:end-glue-point="1" svg:d="M7300 10650l-250 1100" svg:viewBox="0 0 251 1101">
            <text:p/>
          </draw:connector>
          <draw:custom-shape draw:style-name="gr9" draw:text-style-name="P1" xml:id="id7" draw:id="id7" draw:layer="layout" svg:width="6.3cm" svg:height="0.5cm" svg:x="7.3cm" svg:y="10.4cm">
            <text:p text:style-name="P1">annn: horizontal axis wind turbine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3.7cm" svg:y1="8.75cm" svg:x2="13.6cm" svg:y2="10.65cm" draw:start-shape="id8" draw:start-glue-point="1" draw:end-shape="id7" draw:end-glue-point="1" svg:d="M13700 8750c751 0 801 1900-100 1900" svg:viewBox="0 0 671 1901">
            <text:p/>
          </draw:connector>
          <draw:custom-shape draw:style-name="gr4" draw:text-style-name="P1" draw:layer="layout" svg:width="2.4cm" svg:height="0.5cm" svg:x="4.4cm" svg:y="10.5cm">
            <text:p text:style-name="P1">VARI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2.4cm" svg:height="0.5cm" svg:x="6.8cm" svg:y="10.9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cm" svg:height="0.5cm" svg:x="12.3cm" svg:y="9.2cm">
            <text:p text:style-name="P1">VARIATION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cm" svg:height="0.5cm" svg:x="12.2cm" svg:y="9.6cm">
            <text:p text:style-name="P1">(infered)</text:p>
            <draw:enhanced-geometry svg:viewBox="0 0 21600 21600" draw:type="rectangle" draw:enhanced-path="M 0 0 L 21600 0 21600 21600 0 21600 0 0 Z N"/>
          </draw:custom-shape>
          <draw:custom-shape draw:style-name="gr10" draw:text-style-name="P1" xml:id="id8" draw:id="id8" draw:layer="layout" svg:width="6.4cm" svg:height="0.5cm" svg:x="7.3cm" svg:y="8.5cm">
            <text:p text:style-name="P1">nnn: horizontal-axis wind turbine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7.3cm" svg:y1="8.75cm" svg:x2="7.05cm" svg:y2="9.85cm" draw:start-shape="id8" draw:start-glue-point="3" draw:end-shape="id5" draw:end-glue-point="1" svg:d="M7300 8750l-250 1100" svg:viewBox="0 0 251 1101">
            <text:p/>
          </draw:connector>
          <draw:custom-shape draw:style-name="gr4" draw:text-style-name="P1" draw:layer="layout" svg:width="2.4cm" svg:height="0.5cm" svg:x="4.8cm" svg:y="8.9cm">
            <text:p text:style-name="P1">EXTENSION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9cm" svg:height="1.4cm" svg:x="8.4cm" svg:y="9cm">
            <text:p text:style-name="P1">Same affix in common:<text:line-break/> "nn: wind turbine"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 draw:fill-gradient-name="Gradient_20_4" draw:fill-hatch-name="Hatching_20_1" draw:fill-image-name="Bitmap_20_1"/>
      <style:text-properties fo:font-size="10.5pt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  <style:style style:name="Relation_20_Type" style:display-name="Relation Type" style:family="graphic" style:parent-style-name="text">
      <style:graphic-properties draw:fill-gradient-name="Gradient_20_3" draw:fill-hatch-name="Hatching_20_1" draw:fill-image-name="Bitmap_20_1"/>
      <style:text-properties fo:font-size="10.5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5-10T14:01:17.833636095</dc:date>
    <dc:creator>Damien Cram</dc:creator>
    <meta:editing-duration>PT3H33M</meta:editing-duration>
    <meta:editing-cycles>11</meta:editing-cycles>
    <meta:generator>LibreOffice/5.1.6.2$Linux_X86_64 LibreOffice_project/10m0$Build-2</meta:generator>
    <meta:document-statistic meta:object-count="33"/>
  </office:meta>
</office:document-meta>
</file>